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0FFF42F695AD651884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c3f" officeooo:paragraph-rsid="00160c3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5.2083in" svg:height="2.6563in" draw:z-index="0"><draw:image xlink:href="Pictures/10000201000001F4000000FFF42F695AD65188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eware of mat4 vertex attributes needing more location offsets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07T19:42:55.075000000</dc:date>
    <meta:editing-duration>PT1H5M14S</meta:editing-duration>
    <meta:editing-cycles>1</meta:editing-cycles>
    <meta:document-statistic meta:table-count="0" meta:image-count="1" meta:object-count="0" meta:page-count="1" meta:paragraph-count="1" meta:word-count="9" meta:character-count="63" meta:non-whitespace-character-count="55"/>
    <meta:generator>LibreOffice/6.3.6.2$Windows_X86_64 LibreOffice_project/2196df99b074d8a661f4036fca8fa0cbfa33a497</meta:generator>
  </office:meta>
</office:document-meta>
</file>